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53cm" svg:y1="1cm" svg:x2="2.853cm" svg:y2="7.6cm">
          <text:p/>
        </draw:line>
        <draw:line draw:style-name="gr2" draw:text-style-name="P1" draw:layer="layout" svg:x1="0.953cm" svg:y1="5.2cm" svg:x2="9.553cm" svg:y2="5.2cm">
          <text:p/>
        </draw:line>
        <draw:polyline draw:style-name="gr1" draw:text-style-name="P1" draw:layer="layout" svg:width="2.599cm" svg:height="0.499cm" svg:x="2.853cm" svg:y="2.3cm" svg:viewBox="0 0 2600 500" draw:points="0,500 1500,500 2600,0">
          <text:p/>
        </draw:polyline>
        <draw:polyline draw:style-name="gr1" draw:text-style-name="P1" draw:layer="layout" svg:width="0.999cm" svg:height="2.399cm" svg:x="5.504cm" svg:y="2.8cm" svg:viewBox="0 0 1000 2400" draw:points="0,0 1000,0 1000,2400">
          <text:p/>
        </draw:polyline>
        <draw:polyline draw:style-name="gr1" draw:text-style-name="P1" draw:layer="layout" svg:width="2.299cm" svg:height="0.599cm" draw:transform="rotate (-1.5707963267949) translate (8.403cm 5.2cm)" svg:viewBox="0 0 2300 600" draw:points="0,300 486,300 610,600 734,300 859,0 983,300 1107,600 1231,300 1355,0 1479,300 1603,600 1728,300 1852,0 1976,300 2300,300">
          <text:p/>
        </draw:polyline>
        <draw:line draw:style-name="gr1" draw:text-style-name="P1" draw:layer="layout" svg:x1="7.553cm" svg:y1="7.5cm" svg:x2="8.653cm" svg:y2="7.5cm">
          <text:p/>
        </draw:line>
        <draw:line draw:style-name="gr1" draw:text-style-name="P1" draw:layer="layout" svg:x1="7.778cm" svg:y1="7.7cm" svg:x2="8.428cm" svg:y2="7.7cm">
          <text:p/>
        </draw:line>
        <draw:line draw:style-name="gr1" draw:text-style-name="P1" draw:layer="layout" svg:x1="7.953cm" svg:y1="7.9cm" svg:x2="8.253cm" svg:y2="7.9cm">
          <text:p/>
        </draw:line>
        <draw:custom-shape draw:style-name="gr3" draw:text-style-name="P1" draw:layer="layout" svg:width="0.2cm" svg:height="0.2cm" svg:x="8.00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6.404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75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853cm" svg:y1="1cm" svg:x2="2.853cm" svg:y2="2.1cm">
          <text:p/>
        </draw:line>
        <draw:frame draw:style-name="gr4" draw:layer="layout" svg:width="3cm" svg:height="1.038cm" svg:x="4.153cm" svg:y="1.262cm">
          <draw:text-box>
            <text:p>Pulsador</text:p>
          </draw:text-box>
        </draw:frame>
        <draw:frame draw:style-name="gr4" draw:layer="layout" svg:width="3.034cm" svg:height="1.038cm" draw:transform="rotate (1.5707963267949) translate (1.815cm 5cm)">
          <draw:text-box>
            <text:p>Columna</text:p>
          </draw:text-box>
        </draw:frame>
        <draw:frame draw:style-name="gr4" draw:layer="layout" svg:width="1.522cm" svg:height="1.038cm" svg:x="4.031cm" svg:y="4.3cm">
          <draw:text-box>
            <text:p>Fila</text:p>
          </draw:text-box>
        </draw:frame>
        <draw:frame draw:style-name="gr4" draw:layer="layout" svg:width="2.013cm" svg:height="1.825cm" svg:x="8.387cm" svg:y="5.575cm">
          <draw:text-box>
            <text:p>Pull<text:line-break/>dow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8:23:49.990247400</meta:creation-date>
    <dc:date>2016-04-14T11:03:16.609808539</dc:date>
    <meta:editing-duration>PT29M2S</meta:editing-duration>
    <meta:editing-cycles>3</meta:editing-cycles>
    <meta:generator>LibreOffice/4.3.3.2$Linux_ARM_EABI LibreOffice_project/430m0$Build-2</meta:generator>
    <meta:document-statistic meta:object-count="16"/>
  </office:meta>
</office:document-meta>
</file>